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90000021FEC70C6D56A0CBBF1.png" manifest:media-type="image/png"/>
  <manifest:file-entry manifest:full-path="Pictures/10000001000002E9000001B7DD47A9D7D9ADF66A.png" manifest:media-type="image/png"/>
  <manifest:file-entry manifest:full-path="Pictures/10000001000002E9000000BA84F19D50999A9C9A.png" manifest:media-type="image/png"/>
  <manifest:file-entry manifest:full-path="Pictures/10000001000002E90000010BF286DE351504930C.png" manifest:media-type="image/png"/>
  <manifest:file-entry manifest:full-path="Pictures/10000001000002E9000000F0BBC99C0AD9A336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0.127cm" svg:width="17cm" svg:height="5.475cm" draw:z-index="0"><draw:image xlink:href="Pictures/10000001000002E9000000F0BBC99C0AD9A336C2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x="0cm" svg:y="0.127cm" svg:width="17cm" svg:height="4.244cm" draw:z-index="1"><draw:image xlink:href="Pictures/10000001000002E9000000BA84F19D50999A9C9A.png" xlink:type="simple" xlink:show="embed" xlink:actuate="onLoad" draw:mime-type="image/png"/></draw:frame></text:p>
      <text:p text:style-name="Standard"/>
      <text:p text:style-name="Standard"/>
      <text:p text:style-name="P1"><draw:frame draw:style-name="fr1" draw:name="Image3" text:anchor-type="char" svg:x="0cm" svg:y="0.471cm" svg:width="17cm" svg:height="10.017cm" draw:z-index="2"><draw:image xlink:href="Pictures/10000001000002E9000001B7DD47A9D7D9ADF66A.png" xlink:type="simple" xlink:show="embed" xlink:actuate="onLoad" draw:mime-type="image/png"/></draw:frame></text:p>
      <text:p text:style-name="Standard"><draw:frame draw:style-name="fr1" draw:name="Image4" text:anchor-type="char" svg:x="0cm" svg:y="0.312cm" svg:width="17cm" svg:height="12.39cm" draw:z-index="3"><draw:image xlink:href="Pictures/10000001000002E90000021FEC70C6D56A0CBBF1.png" xlink:type="simple" xlink:show="embed" xlink:actuate="onLoad" draw:mime-type="image/png"/></draw:frame></text:p>
      <text:p text:style-name="Standard"/>
      <text:p text:style-name="Standard"/>
      <text:p text:style-name="P1"><draw:frame draw:style-name="fr1" draw:name="Image5" text:anchor-type="char" svg:x="0.159cm" svg:y="0.609cm" svg:width="17cm" svg:height="6.092cm" draw:z-index="4"><draw:image xlink:href="Pictures/10000001000002E90000010BF286DE35150493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4:43:18.713208787</meta:creation-date>
    <dc:date>2024-08-23T14:49:22.120834293</dc:date>
    <meta:editing-duration>PT6M3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